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Lucida Sans Unicode'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rsid="000d9759" officeooo:paragraph-rsid="000d9759"/>
    </style:style>
    <style:style style:name="P3" style:family="paragraph" style:parent-style-name="Heading_20_1">
      <style:paragraph-properties fo:break-before="page"/>
      <style:text-properties officeooo:paragraph-rsid="000e4231"/>
    </style:style>
    <style:style style:name="P4" style:family="paragraph" style:parent-style-name="Text_20_body">
      <style:text-properties officeooo:rsid="000d9759" officeooo:paragraph-rsid="000d9759"/>
    </style:style>
    <style:style style:name="P5" style:family="paragraph" style:parent-style-name="Text_20_body">
      <style:paragraph-properties fo:text-align="center" style:justify-single-word="false"/>
      <style:text-properties officeooo:rsid="000d9759" officeooo:paragraph-rsid="000d9759"/>
    </style:style>
    <style:style style:name="P6" style:family="paragraph" style:parent-style-name="Text_20_body">
      <style:paragraph-properties fo:text-align="start" style:justify-single-word="false"/>
      <style:text-properties officeooo:rsid="000d9759" officeooo:paragraph-rsid="000d9759"/>
    </style:style>
    <style:style style:name="P7" style:family="paragraph" style:parent-style-name="Text_20_body">
      <style:text-properties officeooo:rsid="000e4231" officeooo:paragraph-rsid="000e4231"/>
    </style:style>
    <style:style style:name="P8" style:family="paragraph" style:parent-style-name="Title">
      <style:text-properties officeooo:rsid="000d9759" officeooo:paragraph-rsid="000d9759"/>
    </style:style>
    <style:style style:name="T1" style:family="text">
      <style:text-properties officeooo:rsid="000d9759"/>
    </style:style>
    <style:style style:name="T2" style:family="text">
      <style:text-properties style:text-position="super 58%" officeooo:rsid="000d9759"/>
    </style:style>
    <style:style style:name="T3" style:family="text">
      <style:text-properties style:text-position="0% 100%" officeooo:rsid="000d9759"/>
    </style:style>
    <style:style style:name="T4" style:family="text">
      <style:text-properties officeooo:rsid="000e4231"/>
    </style:style>
    <style:style style:name="T5" style:family="text">
      <style:text-properties style:font-name="Liberation Sans" fo:font-size="18.2000007629395pt" fo:font-weight="bold" officeooo:rsid="000e423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Beveiliging van netwerken en computers</text:p>
      <text:p text:style-name="P5">Academiejaar 2021-202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amenvatting door: Lennert Franssens, student Industrieel Ingenieur in de Informatica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116_706408918" text:style-name="Index_20_Link" text:visited-style-name="Index_20_Link">C01. Introduction<text:tab/>3</text:a></text:p>
          <text:p text:style-name="P1"><text:a xlink:type="simple" xlink:href="#__RefHeading___Toc118_706408918" text:style-name="Index_20_Link" text:visited-style-name="Index_20_Link">C02. Basic concepts<text:tab/>4</text:a></text:p>
          <text:p text:style-name="P1"><text:a xlink:type="simple" xlink:href="#__RefHeading___Toc141_706408918" text:style-name="Index_20_Link" text:visited-style-name="Index_20_Link">C03. Encryption algorithms<text:tab/>5</text:a></text:p>
          <text:p text:style-name="P1"><text:a xlink:type="simple" xlink:href="#__RefHeading___Toc143_706408918" text:style-name="Index_20_Link" text:visited-style-name="Index_20_Link">C04a. Network and communication security - SSH<text:tab/>6</text:a></text:p>
          <text:p text:style-name="P1"><text:a xlink:type="simple" xlink:href="#__RefHeading___Toc145_706408918" text:style-name="Index_20_Link" text:visited-style-name="Index_20_Link">C04b. Network and communication security - Key exchange<text:tab/>7</text:a></text:p>
          <text:p text:style-name="P1"><text:a xlink:type="simple" xlink:href="#__RefHeading___Toc147_706408918" text:style-name="Index_20_Link" text:visited-style-name="Index_20_Link">C04c. Network and communication security - Secure networking protocols -TLS<text:tab/>8</text:a></text:p>
          <text:p text:style-name="P1"><text:a xlink:type="simple" xlink:href="#__RefHeading___Toc149_706408918" text:style-name="Index_20_Link" text:visited-style-name="Index_20_Link">C04d. Network and communication security - Secure networking protocols - IPsec - WEP - Firewalls<text:tab/>9</text:a></text:p>
          <text:p text:style-name="P1"><text:a xlink:type="simple" xlink:href="#__RefHeading___Toc151_706408918" text:style-name="Index_20_Link" text:visited-style-name="Index_20_Link">C05a. Software and system security - Secure applications<text:tab/>10</text:a></text:p>
          <text:p text:style-name="P1"><text:a xlink:type="simple" xlink:href="#__RefHeading___Toc153_706408918" text:style-name="Index_20_Link" text:visited-style-name="Index_20_Link">C05b. Software and system security - Secure systems<text:tab/>11</text:a></text:p>
          <text:p text:style-name="P1"><text:a xlink:type="simple" xlink:href="#__RefHeading___Toc155_706408918" text:style-name="Index_20_Link" text:visited-style-name="Index_20_Link">C05c. Software and system security - Secure software<text:tab/>12</text:a></text:p>
          <text:p text:style-name="P1"><text:a xlink:type="simple" xlink:href="#__RefHeading___Toc157_706408918" text:style-name="Index_20_Link" text:visited-style-name="Index_20_Link">C06. Intrusion Detection<text:tab/>13</text:a></text:p>
          <text:p text:style-name="P1"><text:a xlink:type="simple" xlink:href="#__RefHeading___Toc159_706408918" text:style-name="Index_20_Link" text:visited-style-name="Index_20_Link">C07. Future evolutions<text:tab/>14</text:a></text:p>
        </text:index-body>
      </text:table-of-content>
      <text:p text:style-name="P6"/>
      <text:h text:style-name="P2" text:outline-level="1"><text:bookmark-start text:name="__RefHeading___Toc116_706408918"/>C01. Introduction<text:bookmark-end text:name="__RefHeading___Toc116_706408918"/></text:h>
      <text:p text:style-name="P4">Introduction</text:p>
      <text:p text:style-name="P4"/>
      <text:h text:style-name="P2" text:outline-level="1"><text:bookmark-start text:name="__RefHeading___Toc118_706408918"/>C02. Basic concepts<text:bookmark-end text:name="__RefHeading___Toc118_706408918"/></text:h>
      <text:p text:style-name="P7">Basic concepts</text:p>
      <text:h text:style-name="P3" text:outline-level="1"><text:bookmark-start text:name="__RefHeading___Toc141_706408918"/><text:span text:style-name="T1">C0</text:span><text:span text:style-name="T5">3</text:span><text:span text:style-name="T1">. </text:span><text:span text:style-name="T5">Encryption algorithms</text:span><text:bookmark-end text:name="__RefHeading___Toc141_706408918"/></text:h>
      <text:p text:style-name="P7">Encryption algorithms</text:p>
      <text:h text:style-name="P3" text:outline-level="1"><text:bookmark-start text:name="__RefHeading___Toc143_706408918"/><text:span text:style-name="T1">C0</text:span><text:span text:style-name="T5">4a</text:span><text:span text:style-name="T1">. </text:span><text:span text:style-name="T5">Network and communication security - SSH</text:span><text:bookmark-end text:name="__RefHeading___Toc143_706408918"/></text:h>
      <text:p text:style-name="Text_20_body">Network and communication security - SSH</text:p>
      <text:h text:style-name="P3" text:outline-level="1"><text:bookmark-start text:name="__RefHeading___Toc145_706408918"/><text:span text:style-name="T1">C0</text:span><text:span text:style-name="T5">4b</text:span><text:span text:style-name="T1">. Network and communication security - Key exchange</text:span><text:bookmark-end text:name="__RefHeading___Toc145_706408918"/></text:h>
      <text:p text:style-name="P7">Network and communication security - Key exchange</text:p>
      <text:h text:style-name="P3" text:outline-level="1"><text:bookmark-start text:name="__RefHeading___Toc147_706408918"/><text:span text:style-name="T1">C0</text:span><text:span text:style-name="T5">4c</text:span><text:span text:style-name="T1">. Network and communication security - Secure networking protocols -TLS</text:span><text:bookmark-end text:name="__RefHeading___Toc147_706408918"/></text:h>
      <text:p text:style-name="P7">Network and communication security - Secure networking protocols -TLS</text:p>
      <text:h text:style-name="P3" text:outline-level="1"><text:bookmark-start text:name="__RefHeading___Toc149_706408918"/><text:span text:style-name="T1">C0</text:span><text:span text:style-name="T4">4d</text:span><text:span text:style-name="T1">. Network and communication security - Secure networking protocols - IPsec - WEP - Firewalls</text:span><text:bookmark-end text:name="__RefHeading___Toc149_706408918"/></text:h>
      <text:p text:style-name="P7">Network and communication security - Secure networking protocols - IPsec - WEP - Firewalls</text:p>
      <text:h text:style-name="P3" text:outline-level="1"><text:bookmark-start text:name="__RefHeading___Toc151_706408918"/><text:span text:style-name="T1">C0</text:span><text:span text:style-name="T5">5a</text:span><text:span text:style-name="T1">. Software and system security - Secure applications</text:span><text:bookmark-end text:name="__RefHeading___Toc151_706408918"/></text:h>
      <text:p text:style-name="P7">Software and system security - Secure applications</text:p>
      <text:h text:style-name="P3" text:outline-level="1"><text:bookmark-start text:name="__RefHeading___Toc153_706408918"/><text:span text:style-name="T1">C0</text:span><text:span text:style-name="T5">5b</text:span><text:span text:style-name="T1">. Software and system security - Secure systems</text:span><text:bookmark-end text:name="__RefHeading___Toc153_706408918"/></text:h>
      <text:p text:style-name="P7">Software and system security - Secure systems</text:p>
      <text:h text:style-name="P3" text:outline-level="1"><text:bookmark-start text:name="__RefHeading___Toc155_706408918"/><text:span text:style-name="T1">C0</text:span><text:span text:style-name="T5">5c</text:span><text:span text:style-name="T1">. Software and system security - Secure software</text:span><text:bookmark-end text:name="__RefHeading___Toc155_706408918"/></text:h>
      <text:p text:style-name="P7">Software and system security - Secure software</text:p>
      <text:h text:style-name="P3" text:outline-level="1"><text:bookmark-start text:name="__RefHeading___Toc157_706408918"/><text:span text:style-name="T1">C0</text:span><text:span text:style-name="T5">6</text:span><text:span text:style-name="T1">. </text:span><text:span text:style-name="T5">Intrusion Detection</text:span><text:bookmark-end text:name="__RefHeading___Toc157_706408918"/></text:h>
      <text:p text:style-name="P7">Intrusion detection</text:p>
      <text:h text:style-name="P3" text:outline-level="1"><text:bookmark-start text:name="__RefHeading___Toc159_706408918"/><text:span text:style-name="T1">C0</text:span><text:span text:style-name="T5">7</text:span><text:span text:style-name="T1">. </text:span><text:span text:style-name="T5">Future evolutions</text:span><text:bookmark-end text:name="__RefHeading___Toc159_706408918"/></text:h>
      <text:p text:style-name="P7">Future evolu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Lucida Sans Unicode'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d9759"/>
    </style:style>
    <style:style style:name="MT2" style:family="text">
      <style:text-properties style:text-position="super 58%" officeooo:rsid="000d9759"/>
    </style:style>
    <style:style style:name="MT3" style:family="text">
      <style:text-properties style:text-position="0% 100%" officeooo:rsid="000d97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L. Franssens<text:tab/>Beveiliging van netwerken en computers</text:span><text:tab/><text:span text:style-name="MT1">1</text:span><text:span text:style-name="MT2">ste</text:span><text:span text:style-name="MT3"> master III.</text:span></text:p>
      </style:header>
      <style:footer>
        <text:p text:style-name="Footer"><text:span text:style-name="MT1">Pagina </text:span><text:page-number text:select-page="current">14</text:page-number><text:s/><text:span text:style-name="MT1">van </text:span><text:span text:style-name="MT1"><text:page-count>14</text:page-count></text:span><text:span text:style-name="MT1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08:55.258916688</meta:creation-date>
    <meta:generator>LibreOffice/6.4.7.2$Linux_X86_64 LibreOffice_project/40$Build-2</meta:generator>
    <dc:date>2021-09-28T16:21:22.612326973</dc:date>
    <meta:editing-duration>PT12M26S</meta:editing-duration>
    <meta:editing-cycles>3</meta:editing-cycles>
    <meta:document-statistic meta:table-count="0" meta:image-count="0" meta:object-count="0" meta:page-count="14" meta:paragraph-count="42" meta:word-count="268" meta:character-count="1824" meta:non-whitespace-character-count="1598"/>
  </office:meta>
</office:document-meta>
</file>